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arial" svg:font-family="arial, sans-serif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283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2.8264in"/>
    </style:style>
    <style:style style:name="P1" style:family="paragraph" style:parent-style-name="Table_20_Contents">
      <style:text-properties style:font-name="Liberation Serif" fo:font-size="10pt" style:font-size-asian="10pt" style:font-size-complex="10pt"/>
    </style:style>
    <style:style style:name="P2" style:family="paragraph" style:parent-style-name="Table_20_Contents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font-variant="normal" fo:text-transform="none" fo:color="#222222" style:font-name="Liberation Serif" fo:font-size="10.5pt" fo:letter-spacing="normal" fo:font-style="normal" fo:font-weight="normal" style:font-size-asian="10.5pt" style:font-size-complex="10.5pt"/>
    </style:style>
    <style:style style:name="P4" style:family="paragraph" style:parent-style-name="Table_20_Contents">
      <style:text-properties fo:font-variant="normal" fo:text-transform="none" fo:color="#222222" style:font-name="Liberation Serif" fo:font-size="10pt" fo:letter-spacing="normal" fo:font-style="normal" fo:font-weight="normal" style:font-size-asian="10pt" style:font-size-complex="10pt"/>
    </style:style>
    <style:style style:name="P5" style:family="paragraph" style:parent-style-name="Table_20_Contents">
      <style:paragraph-properties fo:background-color="transparent">
        <style:background-image/>
      </style:paragraph-properties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Cantarell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Table_20_Contents" style:list-style-name="L1">
      <style:text-properties fo:font-variant="normal" fo:text-transform="none" fo:color="#222222" style:font-name="Liberation Serif" fo:font-size="10pt" fo:letter-spacing="normal" fo:font-style="normal" fo:font-weight="normal" style:font-size-asian="10pt" style:font-size-complex="10pt"/>
    </style:style>
    <style:style style:name="P9" style:family="paragraph" style:parent-style-name="Table_20_Contents" style:list-style-name="L1">
      <style:text-properties fo:font-variant="normal" fo:text-transform="none" fo:color="#222222" style:font-name="Liberation Serif" fo:font-size="10pt" fo:letter-spacing="normal" fo:font-style="normal" fo:font-weight="normal"/>
    </style:style>
    <style:style style:name="P10" style:family="paragraph" style:parent-style-name="Table_20_Contents" style:list-style-name="L1">
      <style:text-properties fo:font-variant="normal" fo:text-transform="none" fo:color="#222222" style:font-name="arial" fo:font-size="9.75pt" fo:letter-spacing="normal" fo:font-style="normal" fo:font-weight="normal"/>
    </style:style>
    <style:style style:name="T1" style:family="text">
      <style:text-properties style:font-name="Cantarell"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style:font-name="arial" fo:font-size="9.75pt" style:font-size-asian="10pt" style:font-size-complex="10pt"/>
    </style:style>
    <style:style style:name="T6" style:family="text">
      <style:text-properties style:font-size-asian="10pt" style:font-size-complex="10pt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inutes of Meeting </text:p>
      <text:p text:style-name="P7"><text:span text:style-name="T1">GMRT</text:span><text:span text:style-name="T3"><text:tab/></text:span><text:tab/><text:tab/><text:tab/><text:tab/><text:span text:style-name="T1">Minutes of Meeting</text:span></text:p>
      <text:p text:style-name="P7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Meeting</text:p>
          </table:table-cell>
          <table:table-cell table:style-name="Table1.B1" office:value-type="string">
            <text:p text:style-name="P2">Meeting related to In House CMS development</text:p>
          </table:table-cell>
        </table:table-row>
        <table:table-row table:style-name="Table1.2">
          <table:table-cell table:style-name="Table1.A2" office:value-type="string">
            <text:p text:style-name="P5">Held on</text:p>
          </table:table-cell>
          <table:table-cell table:style-name="Table1.B2" office:value-type="string">
            <text:p text:style-name="P2">18<text:span text:style-name="T2">th</text:span> November 2013 Time : 11.30 PM to 1.00 PM; GMRT conference room</text:p>
          </table:table-cell>
        </table:table-row>
        <table:table-row>
          <table:table-cell table:style-name="Table1.A2" office:value-type="string">
            <text:p text:style-name="P5">Attendees</text:p>
          </table:table-cell>
          <table:table-cell table:style-name="Table1.B2" office:value-type="string">
            <text:p text:style-name="P2">NGK, S Nayak ji, NMS, SNK ,SSS, MBM &amp; RRU</text:p>
          </table:table-cell>
        </table:table-row>
        <table:table-row>
          <table:table-cell table:style-name="Table1.A4" office:value-type="string">
            <text:p text:style-name="P5">Agenda</text:p>
          </table:table-cell>
          <table:table-cell table:style-name="Table1.B2" office:value-type="string">
            <text:p text:style-name="P2">In House CMS development </text:p>
          </table:table-cell>
        </table:table-row>
        <table:table-row table:style-name="Table1.5">
          <table:table-cell table:style-name="Table1.A4" office:value-type="string">
            <text:p text:style-name="P5">Highlights</text:p>
            <text:p text:style-name="P5">and items</text:p>
            <text:p text:style-name="P5">discussed </text:p>
          </table:table-cell>
          <table:table-cell table:style-name="Table1.B2" office:value-type="string">
            <text:p text:style-name="P1"><text:s text:c="12"/><text:span text:style-name="T4"><text:s/>Discussed following items :</text:span></text:p>
            <text:p text:style-name="P3"/>
            <text:list xml:id="list20197221731" text:style-name="L1">
              <text:list-item>
                <text:p text:style-name="P9"><text:span text:style-name="T6">RRU updated he is working on multiple antenna communication</text:span><text:span text:style-name="T5">, has implemented a subarray.c program which upon providing user &amp; sub array number, gives antenna names which can be used for sending command.</text:span></text:p>
                <text:p text:style-name="P9"><text:span text:style-name="T5">This prototype program will be combined with Online_v2 program.</text:span></text:p>
                <text:p text:style-name="P10"/>
              </text:list-item>
              <text:list-item>
                <text:p text:style-name="P8">NMS updated that he is working on Sub array creation &amp; antenna selection on GUI.</text:p>
                <text:p text:style-name="P8">- will check for transmission time reduction.</text:p>
                <text:p text:style-name="P8">- Need input regarding GUI from user. NMS will put GUI on Incms machine, User can login </text:p>
                <text:p text:style-name="P8"><text:s text:c="3"/>on Incms machine &amp; check the functionality of GUI.</text:p>
                <text:p text:style-name="P8"/>
              </text:list-item>
              <text:list-item>
                <text:p text:style-name="P8">SSS completed command document .</text:p>
                <text:p text:style-name="P8"/>
              </text:list-item>
              <text:list-item>
                <text:p text:style-name="P8">MBM updated that 60 MCM cards are ready.</text:p>
                <text:p text:style-name="P8">- Working on 3-phase monitoring, made PCB, which will be given to manufacturer. Once that is</text:p>
                <text:p text:style-name="P8"><text:s text:c="3"/>done. It can go for mass production.</text:p>
                <text:p text:style-name="P8">- Repaired Old MCM cards.</text:p>
                <text:p text:style-name="P8">- 3 phase monitoring is working fine in C08 &amp; W03 antennas.</text:p>
                <text:p text:style-name="P8"/>
              </text:list-item>
              <text:list-item>
                <text:p text:style-name="P8">NGK suggested to look into the optimization for response packets. If we can compress the data </text:p>
                <text:p text:style-name="P8">it will help in our communication.</text:p>
                <text:p text:style-name="P8">NGK informed about the Meter way conference for which we have to prepare poster. We discussed format for the poster.</text:p>
                <text:p text:style-name="P8">NGK suggested to find out some way so that faster monitoring can be achieved. </text:p>
                <text:p text:style-name="P8">Discussion related to Online will be done when SSS, SNK &amp; DBB will be present.</text:p>
                <text:p text:style-name="P8">Database front-end needs to be done.</text:p>
              </text:list-item>
            </text:list>
            <text:p text:style-name="P4"/>
            <text:list xml:id="list1924261922" text:continue-numbering="true" text:style-name="L1">
              <text:list-header>
                <text:p text:style-name="P8"/>
              </text:list-header>
            </text:list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arial" svg:font-family="arial, sans-serif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3-11-19T15:04:34</dc:date>
    <dc:creator>teleset </dc:creator>
    <meta:editing-duration>P1DT1H42M6S</meta:editing-duration>
    <meta:editing-cycles>379</meta:editing-cycles>
    <meta:generator>LibreOffice/3.4$Linux LibreOffice_project/340m1$Build-602</meta:generator>
    <meta:document-statistic meta:table-count="1" meta:image-count="0" meta:object-count="0" meta:page-count="1" meta:paragraph-count="33" meta:word-count="291" meta:character-count="1593" meta:non-whitespace-character-count="1322"/>
  </office:meta>
</office:document-meta>
</file>